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313in"/>
    </style:style>
    <style:style style:name="Table1.C" style:family="table-column">
      <style:table-column-properties style:column-width="1.116in"/>
    </style:style>
    <style:style style:name="Table1.E" style:family="table-column">
      <style:table-column-properties style:column-width="1.1153in"/>
    </style:style>
    <style:style style:name="Table1.F" style:family="table-column">
      <style:table-column-properties style:column-width="1.1194in"/>
    </style:style>
    <style:style style:name="P1" style:family="paragraph" style:parent-style-name="Standard">
      <style:text-properties officeooo:rsid="0006cf08" officeooo:paragraph-rsid="0006cf08"/>
    </style:style>
    <style:style style:name="P2" style:family="paragraph" style:parent-style-name="Standard">
      <style:text-properties style:font-name="FreeSans" officeooo:rsid="000e79e2" officeooo:paragraph-rsid="000e79e2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6pt" fo:font-style="normal" style:text-underline-style="none" fo:font-weight="bold" officeooo:rsid="001a3e18" officeooo:paragraph-rsid="0017e07a" style:font-style-asian="normal" style:font-weight-asian="bold" style:font-style-complex="normal" style:font-weight-complex="bold"/>
    </style:style>
    <style:style style:name="P4" style:family="paragraph" style:parent-style-name="Title">
      <style:paragraph-properties fo:text-align="center" style:justify-single-word="false"/>
      <style:text-properties fo:color="#ffffff" style:font-name="Comfortaa" fo:font-style="normal" style:text-underline-style="none" officeooo:rsid="001100d4" officeooo:paragraph-rsid="001100d4" style:font-style-asian="normal" style:font-style-complex="normal"/>
    </style:style>
    <style:style style:name="P5" style:family="paragraph" style:parent-style-name="Text_20_body">
      <style:text-properties officeooo:paragraph-rsid="001a3e18"/>
    </style:style>
    <style:style style:name="P6" style:family="paragraph" style:parent-style-name="Text_20_body">
      <style:text-properties officeooo:rsid="001a3e18" officeooo:paragraph-rsid="001a3e18"/>
    </style:style>
    <style:style style:name="P7" style:family="paragraph" style:parent-style-name="Text_20_body">
      <style:text-properties officeooo:rsid="001feaba" officeooo:paragraph-rsid="001feaba"/>
    </style:style>
    <style:style style:name="P8" style:family="paragraph" style:parent-style-name="Text_20_body">
      <style:text-properties officeooo:rsid="0020251d" officeooo:paragraph-rsid="0020251d"/>
    </style:style>
    <style:style style:name="P9" style:family="paragraph" style:parent-style-name="Text_20_body">
      <style:text-properties officeooo:rsid="00219fcb" officeooo:paragraph-rsid="00219fcb"/>
    </style:style>
    <style:style style:name="P10" style:family="paragraph" style:parent-style-name="Text_20_body">
      <style:paragraph-properties fo:text-align="center" style:justify-single-word="false"/>
      <style:text-properties officeooo:rsid="00219fcb" officeooo:paragraph-rsid="0021f595"/>
    </style:style>
    <style:style style:name="P11" style:family="paragraph" style:parent-style-name="Text_20_body">
      <style:text-properties officeooo:rsid="0021f595" officeooo:paragraph-rsid="0021f595"/>
    </style:style>
    <style:style style:name="P12" style:family="paragraph" style:parent-style-name="Text_20_body">
      <style:text-properties officeooo:rsid="0021f595" officeooo:paragraph-rsid="00252fd2"/>
    </style:style>
    <style:style style:name="P13" style:family="paragraph" style:parent-style-name="Text_20_body">
      <style:paragraph-properties fo:text-align="center" style:justify-single-word="false"/>
      <style:text-properties officeooo:rsid="0021f595" officeooo:paragraph-rsid="00252fd2"/>
    </style:style>
    <style:style style:name="P14" style:family="paragraph" style:parent-style-name="Text_20_body">
      <style:paragraph-properties fo:text-align="start" style:justify-single-word="false"/>
      <style:text-properties officeooo:rsid="002666f4" officeooo:paragraph-rsid="002666f4"/>
    </style:style>
    <style:style style:name="P15" style:family="paragraph" style:parent-style-name="Text_20_body">
      <style:paragraph-properties fo:text-align="start" style:justify-single-word="false"/>
      <style:text-properties officeooo:rsid="002724d4" officeooo:paragraph-rsid="002724d4"/>
    </style:style>
    <style:style style:name="P16" style:family="paragraph" style:parent-style-name="Text_20_body">
      <style:paragraph-properties fo:text-align="start" style:justify-single-word="false"/>
      <style:text-properties officeooo:rsid="0027fbcf" officeooo:paragraph-rsid="0027fbcf"/>
    </style:style>
    <style:style style:name="P17" style:family="paragraph" style:parent-style-name="Text_20_body">
      <style:paragraph-properties fo:text-align="start" style:justify-single-word="false"/>
      <style:text-properties officeooo:rsid="002915f8" officeooo:paragraph-rsid="002915f8"/>
    </style:style>
    <style:style style:name="P18" style:family="paragraph" style:parent-style-name="Text_20_body">
      <style:paragraph-properties fo:text-align="center" style:justify-single-word="false"/>
      <style:text-properties style:text-position="0% 100%" officeooo:rsid="0021f595" officeooo:paragraph-rsid="0021f595"/>
    </style:style>
    <style:style style:name="P19" style:family="paragraph" style:parent-style-name="Text_20_body">
      <style:paragraph-properties fo:text-align="start" style:justify-single-word="false"/>
      <style:text-properties style:text-position="0% 100%" officeooo:rsid="002666f4" officeooo:paragraph-rsid="002666f4"/>
    </style:style>
    <style:style style:name="P20" style:family="paragraph" style:parent-style-name="Text_20_body">
      <style:paragraph-properties fo:text-align="start" style:justify-single-word="false"/>
      <style:text-properties style:text-position="0% 100%" officeooo:rsid="002724d4" officeooo:paragraph-rsid="002666f4"/>
    </style:style>
    <style:style style:name="P21" style:family="paragraph" style:parent-style-name="Text_20_body">
      <style:paragraph-properties fo:text-align="center" style:justify-single-word="false"/>
      <style:text-properties style:text-position="0% 100%" officeooo:rsid="0027fbcf" officeooo:paragraph-rsid="002724d4"/>
    </style:style>
    <style:style style:name="P22" style:family="paragraph" style:parent-style-name="Text_20_body">
      <style:paragraph-properties fo:text-align="start" style:justify-single-word="false"/>
      <style:text-properties style:text-position="0% 100%" officeooo:rsid="0027fbcf" officeooo:paragraph-rsid="0027fbcf"/>
    </style:style>
    <style:style style:name="P23" style:family="paragraph" style:parent-style-name="Text_20_body">
      <style:paragraph-properties fo:text-align="start" style:justify-single-word="false"/>
      <style:text-properties style:text-position="0% 100%" style:font-name="Liberation Serif" officeooo:rsid="002915f8" officeooo:paragraph-rsid="0027fbcf" style:font-name-asian="Droid Sans Fallback" style:font-name-complex="FreeSans1"/>
    </style:style>
    <style:style style:name="P24" style:family="paragraph" style:parent-style-name="Text_20_body">
      <style:paragraph-properties fo:text-align="center" style:justify-single-word="false"/>
      <style:text-properties style:text-position="0% 100%" style:font-name="Liberation Serif" officeooo:rsid="002961e5" officeooo:paragraph-rsid="002915f8" style:font-name-asian="Droid Sans Fallback" style:font-name-complex="FreeSans1"/>
    </style:style>
    <style:style style:name="P25" style:family="paragraph" style:parent-style-name="Text_20_body">
      <style:paragraph-properties fo:text-align="start" style:justify-single-word="false"/>
      <style:text-properties officeooo:rsid="002b948f" officeooo:paragraph-rsid="002b948f"/>
    </style:style>
    <style:style style:name="P26" style:family="paragraph" style:parent-style-name="Text_20_body">
      <style:paragraph-properties fo:text-align="center" style:justify-single-word="false"/>
      <style:text-properties officeooo:rsid="002b948f" officeooo:paragraph-rsid="002b948f"/>
    </style:style>
    <style:style style:name="P27" style:family="paragraph" style:parent-style-name="Text_20_body">
      <style:paragraph-properties fo:text-align="start" style:justify-single-word="false"/>
      <style:text-properties officeooo:rsid="0034378c" officeooo:paragraph-rsid="0034378c"/>
    </style:style>
    <style:style style:name="P28" style:family="paragraph" style:parent-style-name="Heading_20_1">
      <style:text-properties officeooo:rsid="001a3e18" officeooo:paragraph-rsid="001a3e18"/>
    </style:style>
    <style:style style:name="P29" style:family="paragraph" style:parent-style-name="Heading_20_1">
      <style:text-properties officeooo:rsid="001ebfeb" officeooo:paragraph-rsid="001ebfeb"/>
    </style:style>
    <style:style style:name="P30" style:family="paragraph">
      <loext:graphic-properties draw:fill="gradient" draw:fill-gradient-name="Deep_20_Blue"/>
      <style:paragraph-properties fo:text-align="center"/>
    </style:style>
    <style:style style:name="P31" style:family="paragraph">
      <loext:graphic-properties draw:fill="solid" draw:fill-color="#004586"/>
      <style:paragraph-properties fo:text-align="center"/>
      <style:text-properties style:font-name="FreeSans"/>
    </style:style>
    <style:style style:name="P32" style:family="paragraph">
      <style:paragraph-properties fo:text-align="center"/>
    </style:style>
    <style:style style:name="T1" style:family="text">
      <style:text-properties style:font-name="Aerial"/>
    </style:style>
    <style:style style:name="T2" style:family="text">
      <style:text-properties officeooo:rsid="001100d4"/>
    </style:style>
    <style:style style:name="T3" style:family="text">
      <style:text-properties officeooo:rsid="00114c21"/>
    </style:style>
    <style:style style:name="T4" style:family="text">
      <style:text-properties officeooo:rsid="001a3e18"/>
    </style:style>
    <style:style style:name="T5" style:family="text">
      <style:text-properties officeooo:rsid="001bc21d"/>
    </style:style>
    <style:style style:name="T6" style:family="text">
      <style:text-properties officeooo:rsid="001ebfeb"/>
    </style:style>
    <style:style style:name="T7" style:family="text">
      <style:text-properties officeooo:rsid="0020251d"/>
    </style:style>
    <style:style style:name="T8" style:family="text">
      <style:text-properties officeooo:rsid="0021f595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252fd2"/>
    </style:style>
    <style:style style:name="T12" style:family="text">
      <style:text-properties style:text-position="0% 100%" officeooo:rsid="002724d4"/>
    </style:style>
    <style:style style:name="T13" style:family="text">
      <style:text-properties style:text-position="0% 100%" officeooo:rsid="0027fbcf"/>
    </style:style>
    <style:style style:name="T14" style:family="text">
      <style:text-properties style:text-position="0% 100%" style:font-name="Liberation Serif1" officeooo:rsid="002915f8" style:font-name-asian="Liberation Serif1" style:font-name-complex="Liberation Serif1"/>
    </style:style>
    <style:style style:name="T15" style:family="text">
      <style:text-properties style:text-position="0% 100%" style:font-name="Liberation Serif1" officeooo:rsid="002961e5" style:font-name-asian="Droid Sans Fallback" style:font-name-complex="FreeSans1"/>
    </style:style>
    <style:style style:name="T16" style:family="text">
      <style:text-properties style:text-position="0% 100%" style:font-name="Liberation Serif" style:font-name-asian="Droid Sans Fallback" style:font-name-complex="FreeSans1"/>
    </style:style>
    <style:style style:name="T17" style:family="text">
      <style:text-properties style:text-position="0% 100%" style:font-name="Liberation Serif" officeooo:rsid="002915f8" style:font-name-asian="Droid Sans Fallback" style:font-name-complex="FreeSans1"/>
    </style:style>
    <style:style style:name="T18" style:family="text">
      <style:text-properties style:text-position="0% 100%" style:font-name="Liberation Serif" officeooo:rsid="002961e5" style:font-name-asian="Droid Sans Fallback" style:font-name-complex="FreeSans1"/>
    </style:style>
    <style:style style:name="T19" style:family="text">
      <style:text-properties style:text-position="0% 100%" style:font-name="Liberation Serif" officeooo:rsid="0030a8df" style:font-name-asian="Droid Sans Fallback" style:font-name-complex="FreeSans1"/>
    </style:style>
    <style:style style:name="T20" style:family="text">
      <style:text-properties style:text-position="0% 100%" style:font-name="Liberation Serif" officeooo:rsid="00324a71" style:font-name-asian="Droid Sans Fallback" style:font-name-complex="FreeSans1"/>
    </style:style>
    <style:style style:name="T21" style:family="text">
      <style:text-properties style:text-position="0% 100%" style:font-name="Liberation Serif" officeooo:rsid="0034378c" style:font-name-asian="Droid Sans Fallback" style:font-name-complex="FreeSans1"/>
    </style:style>
    <style:style style:name="T22" style:family="text">
      <style:text-properties style:text-position="sub 58%"/>
    </style:style>
    <style:style style:name="T23" style:family="text">
      <style:text-properties style:text-position="sub 58%" style:font-name="Liberation Serif" officeooo:rsid="002961e5" style:font-name-asian="Droid Sans Fallback" style:font-name-complex="FreeSans1"/>
    </style:style>
    <style:style style:name="T24" style:family="text">
      <style:text-properties style:text-position="sub 58%" style:font-name="Liberation Serif1" officeooo:rsid="002961e5" style:font-name-asian="Droid Sans Fallback" style:font-name-complex="FreeSans1"/>
    </style:style>
    <style:style style:name="T25" style:family="text">
      <style:text-properties style:font-name="FreeSans" fo:font-size="12pt"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fill="gradient" draw:fill-gradient-name="Deep_20_Blu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COT6427 – Secret Sharing</text:p>
      <text:p text:style-name="Standard"/>
      <text:p text:style-name="Standard"/>
      <text:p text:style-name="P4"><draw:rect text:anchor-type="paragraph" draw:z-index="0" draw:style-name="gr1" draw:text-style-name="P30" svg:width="8.2642in" svg:height="1.2213in" svg:x="-1.8354in" svg:y="0.0091in"><text:p/></draw:rect><draw:rect text:anchor-type="paragraph" draw:z-index="2" draw:style-name="gr3" draw:text-style-name="P32" svg:width="0.0642in" svg:height="0.0012in" svg:x="0.0484in" svg:y="0.6102in"><text:p/></draw:rect><text:title>Assignment 2 - MPC (addition and multiplication gates)</text:titl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Written by</text:span>:</text:p>
      <text:p text:style-name="Standard"><draw:rect text:anchor-type="paragraph" draw:z-index="1" draw:style-name="gr2" draw:text-style-name="P31" svg:width="6.9634in" svg:height="0.7217in" svg:x="-0.0472in" svg:y="0.1709in"><text:p><text:span text:style-name="T25">Christopher Foley</text:span></text:p><text:p><text:span text:style-name="T25">Z15092976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pan text:style-name="T3">Academic Year:</text:span> 201<text:span text:style-name="T4">7</text:span>-201<text:span text:style-name="T4">8</text:span></text:h>
      <text:p text:style-name="Text_20_body"/>
      <text:p text:style-name="Text_20_body"/>
      <text:h text:style-name="P28" text:outline-level="1"><text:soft-page-break/>Introduction</text:h>
      <text:p text:style-name="P5"/>
      <text:p text:style-name="P6">Secure <text:span text:style-name="T5">multi-party</text:span> <text:span text:style-name="T5">communication can be defined as a problem involving n players who each have a secret. <text:s/>They need to compare/share their secrets in such a way as to not reveal their secret or discover the secrets of others. <text:s/>One method involves submitting the secrets to a trusted third party, </text:span><text:s/><text:span text:style-name="T5">who will then perform the computation and reveal the result to all parties. <text:s/>This practice is used in the “real world” in a number <text:s/>of cases. Specifically, market prices of goods and services, college quality studies, genome studies and fare calculation.</text:span><text:span text:style-name="T5"><text:note text:id="ftn1" text:note-class="footnote"><text:note-citation>1</text:note-citation><text:note-body><text:p text:style-name="Footnote">“<text:span text:style-name="T6">Protecting Privacy with Secure Multi-Party Computation”, https://www.newamerica.org/oti/blog/protecting-privacy-secure-multi-party-computation/</text:span></text:p></text:note-body></text:note></text:span><text:span text:style-name="T5"> <text:s/>The use of a secure third party can be eliminated if all parties agree on one player (perhaps lowest/highest id) to perform calculations.</text:span></text:p>
      <text:p text:style-name="P6"/>
      <text:h text:style-name="P29" text:outline-level="1">Process</text:h>
      <text:p text:style-name="P7">Each player will calculate a share relative to their secret, relative to a given modulus, <text:s/>and then via secured channels transmit their share to the computation party.</text:p>
      <text:p text:style-name="P7">For purposes of this example we will use a modulus of 31 and a threshold of 3 with 5 parties involved. <text:s/>Th<text:span text:style-name="T7">e values were chosen for simplicity of the pencil/paper calculations.</text:span></text:p>
      <text:p text:style-name="P8">We will create an MPC gate which will add and multiply values before disclosing the secret shares to all users.</text:p>
      <text:p text:style-name="P9">We begin with all players calculating <text:span text:style-name="T8">and exchanging </text:span>their share with respect to their own secret:</text:p>
      <text:p text:style-name="P10"><draw:frame draw:style-name="fr1" draw:name="Object1" text:anchor-type="as-char" svg:y="-0.172in" svg:width="2.5563in" svg:height="0.2327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draw:frame draw:style-name="fr1" draw:name="Object2" text:anchor-type="as-char" svg:y="-0.172in" svg:width="2.5563in" svg:height="0.2327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.</text:p>
      <text:p text:style-name="P10">.</text:p>
      <text:p text:style-name="P10">.</text:p>
      <text:p text:style-name="P10"><draw:frame draw:style-name="fr1" draw:name="Object4" text:anchor-type="as-char" svg:y="-0.172in" svg:width="2.561in" svg:height="0.2327in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It is clear that if the circuit simply adds the shares, then the resulting shares will contain the shares of the secret. <text:s/></text:p>
      <text:p text:style-name="P13"><draw:frame draw:style-name="fr1" draw:name="Object5" text:anchor-type="as-char" svg:y="-0.172in" svg:width="5.3626in" svg:height="0.2327in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12">When multiplication occurs, the resulting polynomial will be a polynomial of degree n<text:span text:style-name="T9">2 <text:s/></text:span><text:span text:style-name="T12">(where n is </text:span><text:soft-page-break/><text:span text:style-name="T12">the threshold - 1)</text:span><text:span text:style-name="T10">. <text:s/>To correct this we must reduce the degree of the polynomial. <text:s/>We will demonstrate in the following example:</text:span></text:p>
      <text:p text:style-name="P11"><text:span text:style-name="T10">As stated previously, we will assume </text:span><text:span text:style-name="T11">5 players, </text:span><text:span text:style-name="T10">threshold of 3, </text:span><text:span text:style-name="T10"><draw:frame draw:style-name="fr1" draw:name="Object3" text:anchor-type="as-char" svg:y="-0.161in" svg:width="0.3236in" svg:height="0.178in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10">.</text:span></text:p>
      <text:p text:style-name="P18"><draw:frame draw:style-name="fr1" draw:name="Object6" text:anchor-type="as-char" svg:y="-0.361in" svg:width="1.0854in" svg:height="0.6752in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4"><text:span text:style-name="T10">The goal will be to share </text:span><text:span text:style-name="T10"><draw:frame draw:style-name="fr1" draw:name="Object7" text:anchor-type="as-char" svg:y="-0.152in" svg:width="1.3925in" svg:height="0.2in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10">as a final secret. Each player computes their share with respect to the speficied polynomial and the computations performed as specified in the share.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office:value-type="string">
            <text:p text:style-name="P19"><text:s/></text:p>
          </table:table-cell>
          <table:table-cell office:value-type="string">
            <text:p text:style-name="P14"><text:span text:style-name="T10">P</text:span><text:span text:style-name="T22">1</text:span></text:p>
          </table:table-cell>
          <table:table-cell office:value-type="string">
            <text:p text:style-name="P14"><text:span text:style-name="T10"><text:s/>P</text:span><text:span text:style-name="T22">2</text:span></text:p>
          </table:table-cell>
          <table:table-cell office:value-type="string">
            <text:p text:style-name="P14"><text:span text:style-name="T10"><text:s/>P</text:span><text:span text:style-name="T22">3</text:span></text:p>
          </table:table-cell>
          <table:table-cell office:value-type="string">
            <text:p text:style-name="P14"><text:span text:style-name="T10"><text:s/>P</text:span><text:span text:style-name="T22">4</text:span></text:p>
          </table:table-cell>
          <table:table-cell office:value-type="string">
            <text:p text:style-name="P14"><text:span text:style-name="T10"><text:s/>P</text:span><text:span text:style-name="T22">5</text:span></text:p>
          </table:table-cell>
        </table:table-row>
        <table:table-row>
          <table:table-cell office:value-type="string">
            <text:p text:style-name="P19">f(x)</text:p>
          </table:table-cell>
          <table:table-cell office:value-type="string">
            <text:p text:style-name="P19">5</text:p>
          </table:table-cell>
          <table:table-cell office:value-type="string">
            <text:p text:style-name="P19"><text:s/>9</text:p>
          </table:table-cell>
          <table:table-cell office:value-type="string">
            <text:p text:style-name="P19"><text:s/>15</text:p>
          </table:table-cell>
          <table:table-cell office:value-type="string">
            <text:p text:style-name="P19"><text:s/>23</text:p>
          </table:table-cell>
          <table:table-cell office:value-type="string">
            <text:p text:style-name="P19"><text:s/>2</text:p>
          </table:table-cell>
        </table:table-row>
        <table:table-row>
          <table:table-cell office:value-type="string">
            <text:p text:style-name="P19">g(x)</text:p>
          </table:table-cell>
          <table:table-cell office:value-type="string">
            <text:p text:style-name="P19">9</text:p>
          </table:table-cell>
          <table:table-cell office:value-type="string">
            <text:p text:style-name="P19"><text:s/>13</text:p>
          </table:table-cell>
          <table:table-cell office:value-type="string">
            <text:p text:style-name="P19"><text:s/>19</text:p>
          </table:table-cell>
          <table:table-cell office:value-type="string">
            <text:p text:style-name="P19"><text:s/>27</text:p>
          </table:table-cell>
          <table:table-cell office:value-type="string">
            <text:p text:style-name="P19"><text:s/>6</text:p>
          </table:table-cell>
        </table:table-row>
        <table:table-row>
          <table:table-cell office:value-type="string">
            <text:p text:style-name="P19">h(x)</text:p>
          </table:table-cell>
          <table:table-cell office:value-type="string">
            <text:p text:style-name="P19">6</text:p>
          </table:table-cell>
          <table:table-cell office:value-type="string">
            <text:p text:style-name="P19"><text:s/>9</text:p>
          </table:table-cell>
          <table:table-cell office:value-type="string">
            <text:p text:style-name="P19"><text:s/>14</text:p>
          </table:table-cell>
          <table:table-cell office:value-type="string">
            <text:p text:style-name="P19"><text:s/>21</text:p>
          </table:table-cell>
          <table:table-cell office:value-type="string">
            <text:p text:style-name="P19"><text:s/>30</text:p>
          </table:table-cell>
        </table:table-row>
        <table:table-row>
          <table:table-cell office:value-type="string">
            <text:p text:style-name="P19">f(x)+g(x)</text:p>
          </table:table-cell>
          <table:table-cell office:value-type="string">
            <text:p text:style-name="P19"><text:s/>14</text:p>
          </table:table-cell>
          <table:table-cell office:value-type="string">
            <text:p text:style-name="P19"><text:s/>22</text:p>
          </table:table-cell>
          <table:table-cell office:value-type="string">
            <text:p text:style-name="P19"><text:s/>3</text:p>
          </table:table-cell>
          <table:table-cell office:value-type="string">
            <text:p text:style-name="P19"><text:s/>19</text:p>
          </table:table-cell>
          <table:table-cell office:value-type="string">
            <text:p text:style-name="P19"><text:s/>8</text:p>
          </table:table-cell>
        </table:table-row>
        <table:table-row>
          <table:table-cell office:value-type="string">
            <text:p text:style-name="P19"><draw:frame draw:style-name="fr1" draw:name="Object8" text:anchor-type="as-char" svg:y="-0.152in" svg:width="1.3925in" svg:height="0.2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office:value-type="string">
            <text:p text:style-name="P14"><text:span text:style-name="T10"><text:s/></text:span><text:span text:style-name="T12">22</text:span></text:p>
          </table:table-cell>
          <table:table-cell office:value-type="string">
            <text:p text:style-name="P14"><text:span text:style-name="T10"><text:s/></text:span><text:span text:style-name="T12">12</text:span></text:p>
          </table:table-cell>
          <table:table-cell office:value-type="string">
            <text:p text:style-name="P20"><text:s/>11</text:p>
          </table:table-cell>
          <table:table-cell office:value-type="string">
            <text:p text:style-name="P20"><text:s/>27</text:p>
          </table:table-cell>
          <table:table-cell office:value-type="string">
            <text:p text:style-name="P20"><text:s/>23</text:p>
          </table:table-cell>
        </table:table-row>
      </table:table>
      <text:p text:style-name="P20"/>
      <text:p text:style-name="P15"><text:span text:style-name="T10">The final row of the above calculations contain a new secret that we will then split and divide shares among the participants. <text:s/>However we must first reduce the polynomial from a 4</text:span><text:span text:style-name="T9">th</text:span><text:span text:style-name="T10"> degree <text:s/>polymomial (square of the threshold) to share to a quadratic (threshold – 1). </text:span><text:span text:style-name="T13">To do this we use the final shares as a secret with the given threshold and a random polynomial. <text:s/>For simplicity we will use the following “random” polynomials.</text:span></text:p>
      <text:p text:style-name="P21"><draw:frame draw:style-name="fr1" draw:name="Object9" text:anchor-type="as-char" svg:y="-0.6146in" svg:width="1.2189in" svg:height="1.1953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2">Each player will evaluate their polynomial with respect to the ids and exchange the resulting values to form a matrix similar to the following:</text:p>
      <text:p text:style-name="P16"><text:span text:style-name="T10"><draw:frame draw:style-name="fr1" draw:name="Object10" text:anchor-type="as-char" svg:y="-0.648in" svg:width="2.6091in" svg:height="1.2335in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→</text:span><text:span text:style-name="T17"><draw:frame draw:style-name="fr1" draw:name="Object11" text:anchor-type="as-char" svg:y="-0.5799in" svg:width="1.65in" svg:height="1.0756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3"/>
      <text:p text:style-name="P17"><text:soft-page-break/><text:span text:style-name="T18">The first column of secrets (k</text:span><text:span text:style-name="T23">1</text:span><text:span text:style-name="T18">(1), k</text:span><text:span text:style-name="T23">2</text:span><text:span text:style-name="T18">(1), k</text:span><text:span text:style-name="T23">3</text:span><text:span text:style-name="T18">(1), k</text:span><text:span text:style-name="T23">4</text:span><text:span text:style-name="T18">(1), k</text:span><text:span text:style-name="T23">5</text:span><text:span text:style-name="T18">(1)) will be sent to the first player, k</text:span><text:span text:style-name="T23">1..5</text:span><text:span text:style-name="T18">(2) sent to the second player and so on through <text:s/></text:span><text:span text:style-name="T23">k1..5 </text:span><text:span text:style-name="T18">(5) to player 5. <text:s/>These matrices </text:span><text:span text:style-name="T16">of secrets will then be multiplied by the first row of the inverse Vandermonde matrix </text:span><text:span text:style-name="T18">by each player to discover a new secret </text:span><text:span text:style-name="T15">γ</text:span><text:span text:style-name="T24">n</text:span><text:span text:style-name="T15"> </text:span><text:span text:style-name="T18">to replace the prior secret in their private store. This gives us the following:</text:span></text:p>
      <text:p text:style-name="P24"><draw:frame draw:style-name="fr1" draw:name="Object12" text:anchor-type="as-char" svg:y="-0.5654in" svg:width="3.8252in" svg:height="1.0965in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24"/>
      <text:p text:style-name="P25"><text:span text:style-name="T18">T</text:span><text:span text:style-name="T16">hese individual values, [</text:span><text:span text:style-name="T19">2</text:span><text:span text:style-name="T21">1, 25, 0, 8 18</text:span><text:span text:style-name="T16">] are shares of a quadratic polynomial which may then be used to identify the new secret through Lagrange Interpolation, </text:span><text:span text:style-name="T20">as shown below.</text:span></text:p>
      <text:p text:style-name="P26"><text:span text:style-name="T20"><draw:frame draw:style-name="fr2" draw:name="Object13" text:anchor-type="as-char" svg:y="-0.6264in" svg:width="2.6783in" svg:height="1.1937in" draw:z-index="18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7"><text:span text:style-name="T20">W</text:span><text:span text:style-name="T16">hich is the expected secret from </text:span><text:span text:style-name="T16"><draw:frame draw:style-name="fr1" draw:name="Object14" text:anchor-type="as-char" svg:y="-0.152in" svg:width="1.3925in" svg:height="0.2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6">or </text:span><text:span text:style-name="T16"><draw:frame draw:style-name="fr2" draw:name="Object15" text:anchor-type="as-char" svg:y="-0.152in" svg:width="1.8874in" svg:height="0.2in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style:font-name="Aerial"/>
    </style:style>
    <style:style style:name="M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925in" fo:margin-left="0.7874in" fo:margin-right="0.7874in" fo:border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ubject>COT6427 - Secret Sharing</text:subject></text:span><text:tab/><text:tab/></text:p>
        <text:p text:style-name="Header"><draw:line text:anchor-type="paragraph" draw:z-index="8" draw:style-name="Mgr1" draw:text-style-name="MP1" svg:x1="0.0299in" svg:y1="0.0866in" svg:x2="6.7071in" svg:y2="0.0866in"><text:p/></draw:line></text:p>
      </style:header>
      <loext:header-first>
        <text:p text:style-name="Header"/>
      </loext:header-first>
      <style:footer>
        <text:p text:style-name="Footer"><text:tab/><text:tab/><text:page-number text:select-page="current">3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13:35.802796934</meta:creation-date>
    <meta:editing-duration>PT41M14S</meta:editing-duration>
    <meta:editing-cycles>8</meta:editing-cycles>
    <meta:generator>LibreOffice/6.0.1.1$Linux_X86_64 LibreOffice_project/00m0$Build-1</meta:generator>
    <dc:title>Assignment 2 - MPC (addition and multiplication gates)</dc:title>
    <dc:subject>COT6427 - Secret Sharing</dc:subject>
    <dc:date>2018-03-06T09:51:14.064839946</dc:date>
    <dc:creator>Christopher Foley</dc:creator>
    <meta:document-statistic meta:table-count="1" meta:image-count="0" meta:object-count="15" meta:page-count="4" meta:paragraph-count="71" meta:word-count="585" meta:character-count="3428" meta:non-whitespace-character-count="2853"/>
    <meta:template xlink:type="simple" xlink:actuate="onRequest" xlink:title="Project title(edit in document properties)" xlink:href="../../../../../Templates/Report.ott" meta:date="2018-03-05T10:13:31.777604741"/>
  </office:meta>
</office:document-meta>
</file>

<file path=Object 1/content.xml><?xml version="1.0" encoding="utf-8"?>
<math xmlns="http://www.w3.org/1998/Math/MathML" display="block">
  <semantics>
    <mrow>
      <msub>
        <mi>P</mi>
        <mn>1</mn>
      </msub>
      <mi mathvariant="normal">:</mi>
      <msub>
        <mi>f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α</mi>
            <mn>1</mn>
          </msub>
          <mo stretchy="false">+</mo>
          <msub>
            <mi>a</mi>
            <mn>1</mn>
          </msub>
        </mrow>
      </mrow>
      <mrow>
        <msub>
          <mi>x</mi>
          <mn>1</mn>
        </msub>
        <mo stretchy="false">+</mo>
        <msub>
          <mi>a</mi>
          <mn>2</mn>
        </msub>
      </mrow>
      <mrow>
        <msup>
          <msub>
            <mi>x</mi>
            <mn>2</mn>
          </msub>
          <mn>2</mn>
        </msup>
        <mo stretchy="false">+</mo>
        <mn>...</mn>
        <mo stretchy="false">+</mo>
        <msub>
          <mi>a</mi>
          <mi>n</mi>
        </msub>
      </mrow>
      <msup>
        <msub>
          <mi>x</mi>
          <mi>n</mi>
        </msub>
        <mi>n</mi>
      </msup>
    </mrow>
    <annotation encoding="StarMath 5.0">P sub 1 : f sub 1 ( x )= %alpha sub 1 + a sub 1 x sub 1 + a sub 2 {x sub 2}^2 +... + a sub n { x sub n } ^ n</annotation>
  </semantics>
</math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sub>
                  <mi>k</mi>
                  <mn>1</mn>
                </msub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td>
            <mtd>
              <mrow>
                <msub>
                  <mi>k</mi>
                  <mn>1</mn>
                </msub>
                <mrow>
                  <mo fence="true" stretchy="false">(</mo>
                  <mrow>
                    <mn>2</mn>
                  </mrow>
                  <mo fence="true" stretchy="false">)</mo>
                </mrow>
              </mrow>
            </mtd>
            <mtd>
              <mrow>
                <msub>
                  <mi>k</mi>
                  <mn>1</mn>
                </msub>
                <mrow>
                  <mo fence="true" stretchy="false">(</mo>
                  <mrow>
                    <mn>3</mn>
                  </mrow>
                  <mo fence="true" stretchy="false">)</mo>
                </mrow>
              </mrow>
            </mtd>
            <mtd>
              <mrow>
                <msub>
                  <mi>k</mi>
                  <mn>1</mn>
                </msub>
                <mrow>
                  <mo fence="true" stretchy="false">(</mo>
                  <mrow>
                    <mn>4</mn>
                  </mrow>
                  <mo fence="true" stretchy="false">)</mo>
                </mrow>
              </mrow>
            </mtd>
            <mtd>
              <mrow>
                <msub>
                  <mi>k</mi>
                  <mn>1</mn>
                </msub>
                <mrow>
                  <mo fence="true" stretchy="false">(</mo>
                  <mrow>
                    <mn>5</mn>
                  </mrow>
                  <mo fence="true" stretchy="false">)</mo>
                </mrow>
              </mrow>
            </mtd>
          </mtr>
          <mtr>
            <mtd>
              <mrow>
                <msub>
                  <mi>k</mi>
                  <mn>2</mn>
                </msub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td>
            <mtd>
              <mrow>
                <msub>
                  <mi>k</mi>
                  <mn>2</mn>
                </msub>
                <mrow>
                  <mo fence="true" stretchy="false">(</mo>
                  <mrow>
                    <mn>2</mn>
                  </mrow>
                  <mo fence="true" stretchy="false">)</mo>
                </mrow>
              </mrow>
            </mtd>
            <mtd>
              <mrow>
                <msub>
                  <mi>k</mi>
                  <mn>2</mn>
                </msub>
                <mrow>
                  <mo fence="true" stretchy="false">(</mo>
                  <mrow>
                    <mn>3</mn>
                  </mrow>
                  <mo fence="true" stretchy="false">)</mo>
                </mrow>
              </mrow>
            </mtd>
            <mtd>
              <mrow>
                <msub>
                  <mi>k</mi>
                  <mn>2</mn>
                </msub>
                <mrow>
                  <mo fence="true" stretchy="false">(</mo>
                  <mrow>
                    <mn>4</mn>
                  </mrow>
                  <mo fence="true" stretchy="false">)</mo>
                </mrow>
              </mrow>
            </mtd>
            <mtd>
              <mrow>
                <msub>
                  <mi>k</mi>
                  <mn>2</mn>
                </msub>
                <mrow>
                  <mo fence="true" stretchy="false">(</mo>
                  <mrow>
                    <mn>5</mn>
                  </mrow>
                  <mo fence="true" stretchy="false">)</mo>
                </mrow>
              </mrow>
            </mtd>
          </mtr>
          <mtr>
            <mtd>
              <mrow>
                <msub>
                  <mi>k</mi>
                  <mn>3</mn>
                </msub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td>
            <mtd>
              <mrow>
                <msub>
                  <mi>k</mi>
                  <mn>3</mn>
                </msub>
                <mrow>
                  <mo fence="true" stretchy="false">(</mo>
                  <mrow>
                    <mn>2</mn>
                  </mrow>
                  <mo fence="true" stretchy="false">)</mo>
                </mrow>
              </mrow>
            </mtd>
            <mtd>
              <mrow>
                <msub>
                  <mi>k</mi>
                  <mn>3</mn>
                </msub>
                <mrow>
                  <mo fence="true" stretchy="false">(</mo>
                  <mrow>
                    <mn>3</mn>
                  </mrow>
                  <mo fence="true" stretchy="false">)</mo>
                </mrow>
              </mrow>
            </mtd>
            <mtd>
              <mrow>
                <msub>
                  <mi>k</mi>
                  <mn>3</mn>
                </msub>
                <mrow>
                  <mo fence="true" stretchy="false">(</mo>
                  <mrow>
                    <mn>4</mn>
                  </mrow>
                  <mo fence="true" stretchy="false">)</mo>
                </mrow>
              </mrow>
            </mtd>
            <mtd>
              <mrow>
                <msub>
                  <mi>k</mi>
                  <mn>3</mn>
                </msub>
                <mrow>
                  <mo fence="true" stretchy="false">(</mo>
                  <mrow>
                    <mn>5</mn>
                  </mrow>
                  <mo fence="true" stretchy="false">)</mo>
                </mrow>
              </mrow>
            </mtd>
          </mtr>
          <mtr>
            <mtd>
              <mrow>
                <msub>
                  <mi>k</mi>
                  <mn>4</mn>
                </msub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td>
            <mtd>
              <mrow>
                <msub>
                  <mi>k</mi>
                  <mn>4</mn>
                </msub>
                <mrow>
                  <mo fence="true" stretchy="false">(</mo>
                  <mrow>
                    <mn>2</mn>
                  </mrow>
                  <mo fence="true" stretchy="false">)</mo>
                </mrow>
              </mrow>
            </mtd>
            <mtd>
              <mrow>
                <msub>
                  <mi>k</mi>
                  <mn>4</mn>
                </msub>
                <mrow>
                  <mo fence="true" stretchy="false">(</mo>
                  <mrow>
                    <mn>3</mn>
                  </mrow>
                  <mo fence="true" stretchy="false">)</mo>
                </mrow>
              </mrow>
            </mtd>
            <mtd>
              <mrow>
                <msub>
                  <mi>k</mi>
                  <mn>4</mn>
                </msub>
                <mrow>
                  <mo fence="true" stretchy="false">(</mo>
                  <mrow>
                    <mn>4</mn>
                  </mrow>
                  <mo fence="true" stretchy="false">)</mo>
                </mrow>
              </mrow>
            </mtd>
            <mtd>
              <mrow>
                <msub>
                  <mi>k</mi>
                  <mn>4</mn>
                </msub>
                <mrow>
                  <mo fence="true" stretchy="false">(</mo>
                  <mrow>
                    <mn>5</mn>
                  </mrow>
                  <mo fence="true" stretchy="false">)</mo>
                </mrow>
              </mrow>
            </mtd>
          </mtr>
          <mtr>
            <mtd>
              <mrow>
                <msub>
                  <mi>k</mi>
                  <mn>5</mn>
                </msub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td>
            <mtd>
              <mrow>
                <msub>
                  <mi>k</mi>
                  <mn>5</mn>
                </msub>
                <mrow>
                  <mo fence="true" stretchy="false">(</mo>
                  <mrow>
                    <mn>2</mn>
                  </mrow>
                  <mo fence="true" stretchy="false">)</mo>
                </mrow>
              </mrow>
            </mtd>
            <mtd>
              <mrow>
                <msub>
                  <mi>k</mi>
                  <mn>5</mn>
                </msub>
                <mrow>
                  <mo fence="true" stretchy="false">(</mo>
                  <mrow>
                    <mn>3</mn>
                  </mrow>
                  <mo fence="true" stretchy="false">)</mo>
                </mrow>
              </mrow>
            </mtd>
            <mtd>
              <mrow>
                <msub>
                  <mi>k</mi>
                  <mn>5</mn>
                </msub>
                <mrow>
                  <mo fence="true" stretchy="false">(</mo>
                  <mrow>
                    <mn>4</mn>
                  </mrow>
                  <mo fence="true" stretchy="false">)</mo>
                </mrow>
              </mrow>
            </mtd>
            <mtd>
              <mrow>
                <msub>
                  <mi>k</mi>
                  <mn>5</mn>
                </msub>
                <mrow>
                  <mo fence="true" stretchy="false">(</mo>
                  <mrow>
                    <mn>5</mn>
                  </mrow>
                  <mo fence="true" stretchy="false">)</mo>
                </mrow>
              </mrow>
            </mtd>
          </mtr>
        </mtable>
      </mrow>
      <mo fence="true" stretchy="true">]</mo>
    </mrow>
    <annotation encoding="StarMath 5.0">left [ matrix {
k sub 1(1)#k sub 1 (2)#k sub 1 (3)# k sub 1 (4)# k sub 1 (5)##
k sub 2(1)#k sub 2 (2)#k sub 2 (3)# k sub 2 (4)# k sub 2 (5)##
k sub 3(1)#k sub 3 (2)#k sub 3 (3)# k sub 3 (4)# k sub 3 (5)##
k sub 4(1)#k sub 4 (2)#k sub 4 (3)# k sub 4 (4)# k sub 4 (5)##
k sub 5(1)#k sub 5 (2)#k sub 5 (3)# k sub 5 (4)# k sub 5 (5) } right ] 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n>24</mn>
            </mtd>
            <mtd>
              <mn>28</mn>
            </mtd>
            <mtd>
              <mn>3</mn>
            </mtd>
            <mtd>
              <mn>11</mn>
            </mtd>
            <mtd>
              <mn>21</mn>
            </mtd>
          </mtr>
          <mtr>
            <mtd>
              <mn>14</mn>
            </mtd>
            <mtd>
              <mn>18</mn>
            </mtd>
            <mtd>
              <mn>24</mn>
            </mtd>
            <mtd>
              <mn>1</mn>
            </mtd>
            <mtd>
              <mn>11</mn>
            </mtd>
          </mtr>
          <mtr>
            <mtd>
              <mn>13</mn>
            </mtd>
            <mtd>
              <mn>17</mn>
            </mtd>
            <mtd>
              <mn>23</mn>
            </mtd>
            <mtd>
              <mn>0</mn>
            </mtd>
            <mtd>
              <mn>10</mn>
            </mtd>
          </mtr>
          <mtr>
            <mtd>
              <mn>29</mn>
            </mtd>
            <mtd>
              <mn>2</mn>
            </mtd>
            <mtd>
              <mn>8</mn>
            </mtd>
            <mtd>
              <mn>16</mn>
            </mtd>
            <mtd>
              <mn>26</mn>
            </mtd>
          </mtr>
          <mtr>
            <mtd>
              <mn>25</mn>
            </mtd>
            <mtd>
              <mn>29</mn>
            </mtd>
            <mtd>
              <mn>4</mn>
            </mtd>
            <mtd>
              <mn>12</mn>
            </mtd>
            <mtd>
              <mn>22</mn>
            </mtd>
          </mtr>
        </mtable>
      </mrow>
      <mo fence="true" stretchy="true">]</mo>
    </mrow>
    <annotation encoding="StarMath 5.0">left [ matrix {
24#28# 3#11#21##
14#18#24# 1#11##
13#17#23# 0#10##
29#2 # 8#16#26##
25#29# 4#12#22 } right ] 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γ</mi>
                <mn>1</mn>
              </msub>
              <mo stretchy="false">=</mo>
              <mrow>
                <mo fence="true" stretchy="false">(</mo>
                <mrow>
                  <mrow>
                    <mrow>
                      <mn>5</mn>
                      <mo stretchy="false">∗</mo>
                      <mn>24</mn>
                    </mrow>
                    <mo stretchy="false">+</mo>
                    <mrow>
                      <mn>21</mn>
                      <mo stretchy="false">∗</mo>
                      <mn>14</mn>
                    </mrow>
                    <mo stretchy="false">+</mo>
                    <mrow>
                      <mn>10</mn>
                      <mo stretchy="false">∗</mo>
                      <mn>13</mn>
                    </mrow>
                    <mo stretchy="false">+</mo>
                    <mrow>
                      <mn>26</mn>
                      <mo stretchy="false">∗</mo>
                      <mn>29</mn>
                    </mrow>
                    <mo stretchy="false">+</mo>
                    <mrow>
                      <mn>1</mn>
                      <mo stretchy="false">∗</mo>
                      <mn>25</mn>
                    </mrow>
                  </mrow>
                </mrow>
                <mo fence="true" stretchy="false">)</mo>
              </mrow>
            </mrow>
            <mi mathvariant="italic">mod</mi>
            <mrow>
              <mn>31</mn>
              <mo stretchy="false">=</mo>
              <mn>21</mn>
            </mrow>
          </mrow>
        </mtd>
      </mtr>
      <mtr>
        <mtd>
          <mrow>
            <mrow>
              <msub>
                <mi>γ</mi>
                <mn>1</mn>
              </msub>
              <mo stretchy="false">=</mo>
              <mrow>
                <mo fence="true" stretchy="false">(</mo>
                <mrow>
                  <mrow>
                    <mrow>
                      <mn>5</mn>
                      <mo stretchy="false">∗</mo>
                      <mn>28</mn>
                    </mrow>
                    <mo stretchy="false">+</mo>
                    <mrow>
                      <mn>21</mn>
                      <mo stretchy="false">∗</mo>
                      <mn>18</mn>
                    </mrow>
                    <mo stretchy="false">+</mo>
                    <mrow>
                      <mn>10</mn>
                      <mo stretchy="false">∗</mo>
                      <mn>17</mn>
                    </mrow>
                    <mo stretchy="false">+</mo>
                    <mrow>
                      <mn>26</mn>
                      <mo stretchy="false">∗</mo>
                      <mn>02</mn>
                    </mrow>
                    <mo stretchy="false">+</mo>
                    <mrow>
                      <mn>1</mn>
                      <mo stretchy="false">∗</mo>
                      <mn>29</mn>
                    </mrow>
                  </mrow>
                </mrow>
                <mo fence="true" stretchy="false">)</mo>
              </mrow>
            </mrow>
            <mi mathvariant="italic">mod</mi>
            <mrow>
              <mn>31</mn>
              <mo stretchy="false">=</mo>
              <mn>25</mn>
            </mrow>
          </mrow>
        </mtd>
      </mtr>
      <mtr>
        <mtd>
          <mrow>
            <mrow>
              <msub>
                <mi>γ</mi>
                <mn>1</mn>
              </msub>
              <mo stretchy="false">=</mo>
              <mrow>
                <mo fence="true" stretchy="false">(</mo>
                <mrow>
                  <mrow>
                    <mrow>
                      <mn>5</mn>
                      <mo stretchy="false">∗</mo>
                      <mn>03</mn>
                    </mrow>
                    <mo stretchy="false">+</mo>
                    <mrow>
                      <mn>21</mn>
                      <mo stretchy="false">∗</mo>
                      <mn>24</mn>
                    </mrow>
                    <mo stretchy="false">+</mo>
                    <mrow>
                      <mn>10</mn>
                      <mo stretchy="false">∗</mo>
                      <mn>23</mn>
                    </mrow>
                    <mo stretchy="false">+</mo>
                    <mrow>
                      <mn>26</mn>
                      <mo stretchy="false">∗</mo>
                      <mn>08</mn>
                    </mrow>
                    <mo stretchy="false">+</mo>
                    <mrow>
                      <mn>1</mn>
                      <mo stretchy="false">∗</mo>
                      <mn>04</mn>
                    </mrow>
                  </mrow>
                </mrow>
                <mo fence="true" stretchy="false">)</mo>
              </mrow>
            </mrow>
            <mi mathvariant="italic">mod</mi>
            <mrow>
              <mn>31</mn>
              <mo stretchy="false">=</mo>
              <mn>0</mn>
            </mrow>
          </mrow>
        </mtd>
      </mtr>
      <mtr>
        <mtd>
          <mrow>
            <mrow>
              <msub>
                <mi>γ</mi>
                <mn>1</mn>
              </msub>
              <mo stretchy="false">=</mo>
              <mrow>
                <mo fence="true" stretchy="false">(</mo>
                <mrow>
                  <mrow>
                    <mrow>
                      <mn>5</mn>
                      <mo stretchy="false">∗</mo>
                      <mn>11</mn>
                    </mrow>
                    <mo stretchy="false">+</mo>
                    <mrow>
                      <mn>21</mn>
                      <mo stretchy="false">∗</mo>
                      <mn>01</mn>
                    </mrow>
                    <mo stretchy="false">+</mo>
                    <mrow>
                      <mn>10</mn>
                      <mo stretchy="false">∗</mo>
                      <mn>00</mn>
                    </mrow>
                    <mo stretchy="false">+</mo>
                    <mrow>
                      <mn>26</mn>
                      <mo stretchy="false">∗</mo>
                      <mn>16</mn>
                    </mrow>
                    <mo stretchy="false">+</mo>
                    <mrow>
                      <mn>1</mn>
                      <mo stretchy="false">∗</mo>
                      <mn>12</mn>
                    </mrow>
                  </mrow>
                </mrow>
                <mo fence="true" stretchy="false">)</mo>
              </mrow>
            </mrow>
            <mi mathvariant="italic">mod</mi>
            <mrow>
              <mn>31</mn>
              <mo stretchy="false">=</mo>
              <mn>8</mn>
            </mrow>
          </mrow>
        </mtd>
      </mtr>
      <mtr>
        <mtd>
          <mrow>
            <mrow>
              <msub>
                <mi>γ</mi>
                <mn>1</mn>
              </msub>
              <mo stretchy="false">=</mo>
              <mrow>
                <mo fence="true" stretchy="false">(</mo>
                <mrow>
                  <mrow>
                    <mrow>
                      <mn>5</mn>
                      <mo stretchy="false">∗</mo>
                      <mn>21</mn>
                    </mrow>
                    <mo stretchy="false">+</mo>
                    <mrow>
                      <mn>21</mn>
                      <mo stretchy="false">∗</mo>
                      <mn>11</mn>
                    </mrow>
                    <mo stretchy="false">+</mo>
                    <mrow>
                      <mn>10</mn>
                      <mo stretchy="false">∗</mo>
                      <mn>10</mn>
                    </mrow>
                    <mo stretchy="false">+</mo>
                    <mrow>
                      <mn>26</mn>
                      <mo stretchy="false">∗</mo>
                      <mn>26</mn>
                    </mrow>
                    <mo stretchy="false">+</mo>
                    <mrow>
                      <mn>1</mn>
                      <mo stretchy="false">∗</mo>
                      <mn>22</mn>
                    </mrow>
                  </mrow>
                </mrow>
                <mo fence="true" stretchy="false">)</mo>
              </mrow>
            </mrow>
            <mi mathvariant="italic">mod</mi>
            <mrow>
              <mn>31</mn>
              <mo stretchy="false">=</mo>
              <mn>18</mn>
            </mrow>
          </mrow>
        </mtd>
      </mtr>
    </mtable>
    <annotation encoding="StarMath 5.0">%gamma sub 1 = (5*24 + 21*14 + 10*13 + 26*29 + 1*25) mod 31 = 21 newline
%gamma sub 1 = (5*28 + 21*18 + 10*17 + 26*02 + 1*29) mod 31 = 25 newline
%gamma sub 1 = (5*03 + 21*24 + 10*23 + 26*08 + 1*04) mod 31 = 0  newline
%gamma sub 1 = (5*11 + 21*01 + 10*00 + 26*16 + 1*12) mod 31 = 8  newline
%gamma sub 1 = (5*21 + 21*11 + 10*10 + 26*26 + 1*22) mod 31 = 18 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frac>
                  <mrow>
                    <mn>2</mn>
                    <mo stretchy="false">−</mo>
                    <mn>0</mn>
                  </mrow>
                  <mrow>
                    <mn>2</mn>
                    <mo stretchy="false">−</mo>
                    <mn>1</mn>
                  </mrow>
                </mfrac>
              </mrow>
              <mo fence="true" stretchy="false">)</mo>
            </mrow>
            <mrow>
              <mo fence="true" stretchy="false">(</mo>
              <mrow>
                <mfrac>
                  <mrow>
                    <mn>3</mn>
                    <mo stretchy="false">−</mo>
                    <mn>0</mn>
                  </mrow>
                  <mrow>
                    <mn>3</mn>
                    <mo stretchy="false">−</mo>
                    <mn>1</mn>
                  </mrow>
                </mfrac>
              </mrow>
              <mo fence="true" stretchy="false">)</mo>
            </mrow>
            <mrow>
              <mrow>
                <mo fence="true" stretchy="false">(</mo>
                <mrow>
                  <mn>21</mn>
                </mrow>
                <mo fence="true" stretchy="false">)</mo>
              </mrow>
              <mo stretchy="false">+</mo>
              <mrow>
                <mo fence="true" stretchy="false">(</mo>
                <mrow>
                  <mfrac>
                    <mrow>
                      <mn>1</mn>
                      <mo stretchy="false">−</mo>
                      <mn>0</mn>
                    </mrow>
                    <mrow>
                      <mn>1</mn>
                      <mo stretchy="false">−</mo>
                      <mn>2</mn>
                    </mrow>
                  </mfrac>
                </mrow>
                <mo fence="true" stretchy="false">)</mo>
              </mrow>
            </mrow>
            <mrow>
              <mo fence="true" stretchy="false">(</mo>
              <mrow>
                <mfrac>
                  <mrow>
                    <mn>3</mn>
                    <mo stretchy="false">−</mo>
                    <mn>0</mn>
                  </mrow>
                  <mrow>
                    <mn>3</mn>
                    <mo stretchy="false">−</mo>
                    <mn>2</mn>
                  </mrow>
                </mfrac>
              </mrow>
              <mo fence="true" stretchy="false">)</mo>
            </mrow>
            <mrow>
              <mo fence="true" stretchy="false">(</mo>
              <mrow>
                <mn>25</mn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frac>
                  <mn>2</mn>
                  <mn>1</mn>
                </mfrac>
              </mrow>
              <mo fence="true" stretchy="false">)</mo>
            </mrow>
            <mrow>
              <mo fence="true" stretchy="false">(</mo>
              <mrow>
                <mfrac>
                  <mn>3</mn>
                  <mn>2</mn>
                </mfrac>
              </mrow>
              <mo fence="true" stretchy="false">)</mo>
            </mrow>
            <mrow>
              <mrow>
                <mo fence="true" stretchy="false">(</mo>
                <mrow>
                  <mn>21</mn>
                </mrow>
                <mo fence="true" stretchy="false">)</mo>
              </mrow>
              <mo stretchy="false">+</mo>
              <mrow>
                <mo fence="true" stretchy="false">(</mo>
                <mrow>
                  <mfrac>
                    <mn>1</mn>
                    <mrow>
                      <mo stretchy="false">−</mo>
                      <mn>1</mn>
                    </mrow>
                  </mfrac>
                </mrow>
                <mo fence="true" stretchy="false">)</mo>
              </mrow>
            </mrow>
            <mrow>
              <mo fence="true" stretchy="false">(</mo>
              <mrow>
                <mfrac>
                  <mn>3</mn>
                  <mn>1</mn>
                </mfrac>
              </mrow>
              <mo fence="true" stretchy="false">)</mo>
            </mrow>
            <mrow>
              <mo fence="true" stretchy="false">(</mo>
              <mrow>
                <mn>25</mn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n>3</mn>
              </mrow>
              <mo fence="true" stretchy="false">)</mo>
            </mrow>
            <mrow>
              <mrow>
                <mo fence="true" stretchy="false">(</mo>
                <mrow>
                  <mn>21</mn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</mrow>
            <mrow>
              <mo fence="true" stretchy="false">(</mo>
              <mrow>
                <mn>25</mn>
              </mrow>
              <mo fence="true" stretchy="false">)</mo>
            </mrow>
          </mrow>
        </mtd>
      </mtr>
      <mtr>
        <mtd>
          <mrow>
            <mrow>
              <mrow>
                <mn>63</mn>
                <mo stretchy="false">−</mo>
                <mn>75</mn>
              </mrow>
              <mo stretchy="false">=</mo>
              <mrow>
                <mo stretchy="false">−</mo>
                <mn>12</mn>
              </mrow>
            </mrow>
            <mi mathvariant="italic">mod</mi>
            <mrow>
              <mn>31</mn>
              <mo stretchy="false">=</mo>
              <mn>19</mn>
            </mrow>
          </mrow>
        </mtd>
      </mtr>
    </mtable>
    <annotation encoding="StarMath 5.0">( {2-0} over {2 - 1}) ({3-0} over {3-1})( 21 )  + ( {1-0} over {1-2} )( {3-0} over {3-2} )( 25 ) newline
( 2 over 1 )( 3 over 2 )( 21 )+( 1 over {-1} )( 3 over 1 )( 25 ) newline
( 3)(21 ) + ( -3)(25 ) newline
63-75=-12 mod 31 = 19
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×</mo>
        <mi>h</mi>
      </mrow>
      <mrow>
        <mo fence="true" stretchy="false">(</mo>
        <mrow>
          <mi>x</mi>
        </mrow>
        <mo fence="true" stretchy="false">)</mo>
      </mrow>
    </mrow>
    <annotation encoding="StarMath 5.0">( f( x ) + g( x) ) times h( x )</annotation>
  </semantics>
</math>
</file>

<file path=Object 15/content.xml><?xml version="1.0" encoding="utf-8"?>
<math xmlns="http://www.w3.org/1998/Math/MathML" display="block">
  <semantics>
    <mrow>
      <mrow>
        <mrow>
          <mo fence="true" stretchy="false">(</mo>
          <mrow>
            <mrow>
              <mn>3</mn>
              <mo stretchy="false">+</mo>
              <mn>7</mn>
            </mrow>
          </mrow>
          <mo fence="true" stretchy="false">)</mo>
        </mrow>
        <mo stretchy="false">∗</mo>
        <mn>5</mn>
      </mrow>
      <mrow>
        <mrow>
          <mrow/>
          <mo stretchy="false">=</mo>
          <mn>50</mn>
        </mrow>
        <mi mathvariant="italic">mod</mi>
        <mrow>
          <mn>31</mn>
          <mo stretchy="false">=</mo>
          <mn>19</mn>
        </mrow>
      </mrow>
    </mrow>
    <annotation encoding="StarMath 5.0">( 3+7)*5 )=50 mod 31 = 19</annotation>
  </semantics>
</math>
</file>

<file path=Object 2/content.xml><?xml version="1.0" encoding="utf-8"?>
<math xmlns="http://www.w3.org/1998/Math/MathML" display="block">
  <semantics>
    <mrow>
      <msub>
        <mi>P</mi>
        <mn>2</mn>
      </msub>
      <mi mathvariant="normal">:</mi>
      <msub>
        <mi>f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α</mi>
            <mn>2</mn>
          </msub>
          <mo stretchy="false">+</mo>
          <msub>
            <mi>b</mi>
            <mn>1</mn>
          </msub>
        </mrow>
      </mrow>
      <mrow>
        <msub>
          <mi>x</mi>
          <mn>1</mn>
        </msub>
        <mo stretchy="false">+</mo>
        <msub>
          <mi>b</mi>
          <mn>2</mn>
        </msub>
      </mrow>
      <mrow>
        <msup>
          <msub>
            <mi>x</mi>
            <mn>2</mn>
          </msub>
          <mn>2</mn>
        </msup>
        <mo stretchy="false">+</mo>
        <mn>...</mn>
        <mo stretchy="false">+</mo>
        <msub>
          <mi>b</mi>
          <mi>n</mi>
        </msub>
      </mrow>
      <msup>
        <msub>
          <mi>x</mi>
          <mi>n</mi>
        </msub>
        <mi>n</mi>
      </msup>
    </mrow>
    <annotation encoding="StarMath 5.0">P sub 2 : f sub 2 ( x )= %alpha sub 2 + b sub 1 x sub 1 + b sub 2 {x sub 2}^2 +... + b sub n { x sub n } ^ n</annotation>
  </semantics>
</math>
</file>

<file path=Object 3/content.xml><?xml version="1.0" encoding="utf-8"?>
<math xmlns="http://www.w3.org/1998/Math/MathML" display="block">
  <semantics>
    <msub>
      <mi mathvariant="normal">ℤ</mi>
      <mn>31</mn>
    </msub>
    <annotation encoding="StarMath 5.0">setZ sub 31</annotation>
  </semantics>
</math>
</file>

<file path=Object 4/content.xml><?xml version="1.0" encoding="utf-8"?>
<math xmlns="http://www.w3.org/1998/Math/MathML" display="block">
  <semantics>
    <mrow>
      <msub>
        <mi>P</mi>
        <mi>n</mi>
      </msub>
      <mi mathvariant="normal">:</mi>
      <msub>
        <mi>f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α</mi>
            <mi>n</mi>
          </msub>
          <mo stretchy="false">+</mo>
          <msub>
            <mi>β</mi>
            <mn>1</mn>
          </msub>
        </mrow>
      </mrow>
      <mrow>
        <msub>
          <mi>x</mi>
          <mn>1</mn>
        </msub>
        <mo stretchy="false">+</mo>
        <msub>
          <mi>β</mi>
          <mn>2</mn>
        </msub>
      </mrow>
      <mrow>
        <msup>
          <msub>
            <mi>x</mi>
            <mn>2</mn>
          </msub>
          <mn>2</mn>
        </msup>
        <mo stretchy="false">+</mo>
        <mn>...</mn>
        <mo stretchy="false">+</mo>
        <msub>
          <mi>β</mi>
          <mi>n</mi>
        </msub>
      </mrow>
      <msup>
        <msub>
          <mi>x</mi>
          <mi>n</mi>
        </msub>
        <mi>n</mi>
      </msup>
    </mrow>
    <annotation encoding="StarMath 5.0">P sub n : f sub n ( x )= %alpha sub n + %beta sub 1 x sub 1 + %beta sub 2 {x sub 2}^2 +... + %beta sub n { x sub n } ^ n</annotation>
  </semantics>
</math>
</file>

<file path=Object 5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x</mi>
          </mrow>
          <mo fence="true" stretchy="false">)</mo>
        </mrow>
        <mo stretchy="false">+</mo>
        <msub>
          <mi>f</mi>
          <mn>2</mn>
        </msub>
      </mrow>
      <mrow>
        <mrow>
          <mo fence="true" stretchy="false">(</mo>
          <mrow>
            <mi>x</mi>
          </mrow>
          <mo fence="true" stretchy="false">)</mo>
        </mrow>
        <mo stretchy="false">+</mo>
        <mn>...</mn>
        <mo stretchy="false">+</mo>
        <msub>
          <mi>f</mi>
          <mi>n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α</mi>
                  <mn>1</mn>
                </msub>
                <mo stretchy="false">+</mo>
                <msub>
                  <mi>α</mi>
                  <mn>2</mn>
                </msub>
                <mo stretchy="false">+</mo>
                <mn>...</mn>
                <mo stretchy="false">+</mo>
                <msub>
                  <mi>α</mi>
                  <mi>n</mi>
                </msub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sub>
                    <mi>a</mi>
                    <mn>1</mn>
                  </msub>
                  <mo stretchy="false">+</mo>
                  <msub>
                    <mi>b</mi>
                    <mn>1</mn>
                  </msub>
                  <mo stretchy="false">+</mo>
                  <mn>...</mn>
                </mrow>
                <msub>
                  <mi>β</mi>
                  <mn>1</mn>
                </msub>
              </mrow>
            </mrow>
            <mo fence="true" stretchy="false">)</mo>
          </mrow>
        </mrow>
      </mrow>
      <mrow>
        <mi>x</mi>
        <mo stretchy="false">+</mo>
        <mn>...</mn>
        <mo stretchy="false">+</mo>
        <mrow>
          <mo fence="true" stretchy="false">(</mo>
          <mrow>
            <mrow>
              <mrow>
                <msub>
                  <mi>a</mi>
                  <mi>n</mi>
                </msub>
                <mo stretchy="false">+</mo>
                <msub>
                  <mi>b</mi>
                  <mi>n</mi>
                </msub>
                <mo stretchy="false">+</mo>
                <mn>...</mn>
              </mrow>
              <msub>
                <mi>β</mi>
                <mi>n</mi>
              </msub>
            </mrow>
          </mrow>
          <mo fence="true" stretchy="false">)</mo>
        </mrow>
      </mrow>
      <msup>
        <mi>x</mi>
        <mi>n</mi>
      </msup>
    </mrow>
    <annotation encoding="StarMath 5.0">f sub 1 (x )+f sub 2( x )+...+f sub n( x) = ( %alpha sub 1 + %alpha sub 2 + ... + %alpha sub n ) + ( a sub 1 + b sub 1 + ... %beta sub 1 )x + ...+( a sub n + b sub n + ... %beta sub n )x^n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+</mo>
                <mi>x</mi>
                <mo stretchy="false">+</mo>
                <msup>
                  <mi>x</mi>
                  <mn>2</mn>
                </msup>
              </mrow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+</mo>
                <mi>x</mi>
                <mo stretchy="false">+</mo>
                <msup>
                  <mi>x</mi>
                  <mn>2</mn>
                </msup>
              </mrow>
            </mrow>
          </mrow>
        </mtd>
      </mtr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+</mo>
                <msup>
                  <mi>x</mi>
                  <mn>2</mn>
                </msup>
              </mrow>
            </mrow>
          </mrow>
        </mtd>
      </mtr>
    </mtable>
    <annotation encoding="StarMath 5.0">f( x)=3 + x + x^2  newline
g( x )=7 + x + x^2 newline
h( x )=5 + x^2</annotation>
  </semantics>
</math>
</file>

<file path=Object 7/content.xml><?xml version="1.0" encoding="utf-8"?>
<math xmlns="http://www.w3.org/1998/Math/MathML" display="block">
  <semantics>
    <mrow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×</mo>
        <mi>h</mi>
      </mrow>
      <mrow>
        <mo fence="true" stretchy="false">(</mo>
        <mrow>
          <mi>x</mi>
        </mrow>
        <mo fence="true" stretchy="false">)</mo>
      </mrow>
    </mrow>
    <annotation encoding="StarMath 5.0">( f( x ) + g( x) ) times h( x )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×</mo>
        <mi>h</mi>
      </mrow>
      <mrow>
        <mo fence="true" stretchy="false">(</mo>
        <mrow>
          <mi>x</mi>
        </mrow>
        <mo fence="true" stretchy="false">)</mo>
      </mrow>
    </mrow>
    <annotation encoding="StarMath 5.0">( f( x ) + g( x) ) times h( x )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k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2</mn>
                <mo stretchy="false">+</mo>
                <mi>x</mi>
                <mo stretchy="false">+</mo>
                <msup>
                  <mi>x</mi>
                  <mn>2</mn>
                </msup>
              </mrow>
            </mrow>
          </mrow>
        </mtd>
      </mtr>
      <mtr>
        <mtd>
          <mrow>
            <msub>
              <mi>k</mi>
              <mn>2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2</mn>
                <mo stretchy="false">+</mo>
                <mi>x</mi>
                <mo stretchy="false">+</mo>
                <msup>
                  <mi>x</mi>
                  <mn>2</mn>
                </msup>
              </mrow>
            </mrow>
          </mrow>
        </mtd>
      </mtr>
      <mtr>
        <mtd>
          <mrow>
            <msub>
              <mi>k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1</mn>
                <mo stretchy="false">+</mo>
                <mi>x</mi>
                <mo stretchy="false">+</mo>
                <msup>
                  <mi>x</mi>
                  <mn>2</mn>
                </msup>
              </mrow>
            </mrow>
          </mrow>
        </mtd>
      </mtr>
      <mtr>
        <mtd>
          <mrow>
            <msub>
              <mi>k</mi>
              <mn>4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7</mn>
                <mo stretchy="false">+</mo>
                <mi>x</mi>
                <mo stretchy="false">+</mo>
                <msup>
                  <mi>x</mi>
                  <mn>2</mn>
                </msup>
              </mrow>
            </mrow>
          </mrow>
        </mtd>
      </mtr>
      <mtr>
        <mtd>
          <mrow>
            <msub>
              <mi>k</mi>
              <mn>5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3</mn>
                <mo stretchy="false">+</mo>
                <mi>x</mi>
                <mo stretchy="false">+</mo>
                <msup>
                  <mi>x</mi>
                  <mn>2</mn>
                </msup>
              </mrow>
            </mrow>
          </mrow>
        </mtd>
      </mtr>
    </mtable>
    <annotation encoding="StarMath 5.0">k sub 1 ( x ) = 22 + x + x^2 newline
k sub 2 ( x ) = 12 + x + x^2 newline
k sub 3 ( x ) = 11 + x + x^2 newline
k sub 4 ( x ) = 27 + x + x^2 newline
k sub 5 ( x ) = 23 + x + x^2 </annotation>
  </semantics>
</math>
</file>